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35a" officeooo:paragraph-rsid="001a935a"/>
    </style:style>
    <style:style style:name="P2" style:family="paragraph" style:parent-style-name="Standard">
      <style:text-properties officeooo:rsid="001a935a" officeooo:paragraph-rsid="001a935a" fo:background-color="#fff200"/>
    </style:style>
    <style:style style:name="P3" style:family="paragraph" style:parent-style-name="Standard">
      <style:text-properties officeooo:rsid="001c7ce7" officeooo:paragraph-rsid="001c7ce7" fo:background-color="#fff2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g tracking software</text:p>
      <text:p text:style-name="P1"/>
      <text:p text:style-name="P2"><text:a xlink:type="simple" xlink:href="https://doc.mimec.org/webissues/1.1/en/" text:style-name="Internet_20_link" text:visited-style-name="Visited_20_Internet_20_Link">https://doc.mimec.org/webissues/1.1/en/</text:a></text:p>
      <text:p text:style-name="P3">on debian</text:p>
      <text:p text:style-name="P3"><text:a xlink:type="simple" xlink:href="https://demo.mimec.org/client/index.php#/types/2/issues" text:style-name="Internet_20_link" text:visited-style-name="Visited_20_Internet_20_Link">https://demo.mimec.org/client/index.php#/types/2/issues</text:a></text:p>
      <text:p text:style-name="P3">https://doc.mimec.org/webissues/1.1/en/webissues.prep.installation.html</text:p>
      <text:p text:style-name="P1"/>
      <text:p text:style-name="P1"><text:a xlink:type="simple" xlink:href="https://www.bugzilla.org/download/" text:style-name="Internet_20_link" text:visited-style-name="Visited_20_Internet_20_Link">https://www.bugzilla.org/download/</text:a></text:p>
      <text:p text:style-name="P1"/>
      <text:p text:style-name="P1"><text:a xlink:type="simple" xlink:href="https://www.redmine.org/projects/redmine/wiki/HowTo_Install_Redmine_on_Debian_9" text:style-name="Internet_20_link" text:visited-style-name="Visited_20_Internet_20_Link">https://www.redmine.org/projects/redmine/wiki/HowTo_Install_Redmine_on_Debian_9</text:a></text:p>
      <text:p text:style-name="P1"/>
      <text:p text:style-name="P1"><text:a xlink:type="simple" xlink:href="https://trac.edgewall.org/" text:style-name="Internet_20_link" text:visited-style-name="Visited_20_Internet_20_Link">https://trac.edgewall.org/</text:a></text:p>
      <text:p text:style-name="P1"/>
      <text:p text:style-name="P1"><text:a xlink:type="simple" xlink:href="https://www.fossil-scm.org/home/timeline" text:style-name="Internet_20_link" text:visited-style-name="Visited_20_Internet_20_Link">https://www.fossil-scm.org/home/timelin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4:36:29.099029356</meta:creation-date>
    <dc:date>2021-04-07T23:40:47.202655213</dc:date>
    <meta:editing-duration>P1DT15H4M1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2" meta:character-count="374" meta:non-whitespace-character-count="371"/>
  </office:meta>
</office:document-meta>
</file>